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4" style:family="paragraph" style:parent-style-name="Standard" style:list-style-name="L1">
      <style:paragraph-properties fo:line-height="150%"/>
    </style:style>
    <style:style style:name="P5" style:family="paragraph" style:parent-style-name="Heading_20_2">
      <style:text-properties fo:language="da" fo:country="DK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1" fo:font-style="normal" style:font-style-asian="normal" style:font-name-complex="Arial1" style:font-style-complex="normal"/>
    </style:style>
    <style:style style:name="T3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7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9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1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2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">3.1.4 Use Case 4: Manuelt styre</text:span><text:span text:style-name="T2">.</text:span></text:h>
      <text:p text:style-name="P2"><text:span text:style-name="Standardskrifttype_20_i_20_afsnit"><text:span text:style-name="T3">S</text:span></text:span><text:span text:style-name="Standardskrifttype_20_i_20_afsnit"><text:span text:style-name="T4">cope: </text:span></text:span><text:span text:style-name="Standardskrifttype_20_i_20_afsnit"><text:span text:style-name="T11">Styresystem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8">Frekvens: </text:span></text:span><text:span text:style-name="Standardskrifttype_20_i_20_afsnit"><text:span text:style-name="T10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9">Sekundære aktører: </text:span></text:span><text:span text:style-name="Standardskrifttype_20_i_20_afsnit"><text:span text:style-name="T11">Robot.</text:span></text:span></text:p>
      <text:p text:style-name="P2"><text:span text:style-name="Standardskrifttype_20_i_20_afsnit"><text:span text:style-name="T11"/></text:span></text:p>
      <text:p text:style-name="P2"><text:span text:style-name="Standardskrifttype_20_i_20_afsnit"><text:span text:style-name="T4">Stakeholders og Interessenter:</text:span></text:span></text:p>
      <text:p text:style-name="P2"><text:span text:style-name="Standardskrifttype_20_i_20_afsnit"><text:span text:style-name="T6">RoboGO: de har interesse i, at en tidligere manuel, udført opgave bliver automatiseret. </text:span></text:span></text:p>
      <text:p text:style-name="P2"><text:span text:style-name="Standardskrifttype_20_i_20_afsnit"><text:span text:style-name="T4">Preconditions:</text:span></text:span></text:p>
      <text:p text:style-name="P2"><text:span text:style-name="Standardskrifttype_20_i_20_afsnit"><text:span text:style-name="T6">Computeren er koblet til resten af SCORBOT systemet.</text:span></text:span></text:p>
      <text:p text:style-name="P2"><text:span text:style-name="Standardskrifttype_20_i_20_afsnit"><text:span text:style-name="T6">Hermed menes, at USB-Controlleren og SCORBOTTEN er forbundet til med kabel.</text:span></text:span></text:p>
      <text:p text:style-name="P2"><text:span text:style-name="Standardskrifttype_20_i_20_afsnit"><text:span text:style-name="T6">(Medmindre simulator benyttes.)</text:span></text:span></text:p>
      <text:p text:style-name="P2"><text:span text:style-name="Standardskrifttype_20_i_20_afsnit"><text:span text:style-name="T4">Postconditions:</text:span></text:span></text:p>
      <text:p text:style-name="P2"><text:span text:style-name="Standardskrifttype_20_i_20_afsnit"><text:span text:style-name="T6">Robotten/Simulatoren bevæger sig alt efter, hvad brugeren beder den om runtime.</text:span></text:span></text:p>
      <text:p text:style-name="P2"><text:span text:style-name="Standardskrifttype_20_i_20_afsnit"><text:span text:style-name="T4">Main success scenarie:</text:span></text:span></text:p>
      <text:list xml:id="list29526336" text:style-name="LS1">
        <text:list-item text:start-value="1">
          <text:p text:style-name="P3">Brugeren interagerer med brugergrænsefladen.</text:p>
        </text:list-item>
        <text:list-item>
          <text:p text:style-name="P3">Manuel brugergrænseflade åbner.</text:p>
        </text:list-item>
        <text:list-item>
          <text:p text:style-name="P3">Brugeren interagerer med brugergrænsefladen eller bruger en genvejstast.</text:p>
        </text:list-item>
        <text:list-item>
          <text:p text:style-name="P3">Robotten bevæger sig efter brugerens ønske.</text:p>
        </text:list-item>
      </text:list>
      <text:p text:style-name="P2"><text:span text:style-name="Standardskrifttype_20_i_20_afsnit"><text:span text:style-name="T4">Extensions:</text:span></text:span></text:p>
      <text:p text:style-name="P2"><text:span text:style-name="Standardskrifttype_20_i_20_afsnit"><text:span text:style-name="T5">3.1 Der er ikke forbindelse til robotten.</text:span></text:span></text:p>
      <text:list xml:id="list29555707" text:style-name="L1">
        <text:list-item>
          <text:list>
            <text:list-item>
              <text:p text:style-name="P4"><text:span text:style-name="Standardskrifttype_20_i_20_afsnit"><text:span text:style-name="T5">En besked om fejlen vil blive vist.</text:span></text:span></text:p>
            </text:list-item>
            <text:list-item>
              <text:p text:style-name="P4"><text:span text:style-name="Standardskrifttype_20_i_20_afsnit"><text:span text:style-name="T5">Brugeren lukker beskeden.</text:span></text:span></text:p>
            </text:list-item>
            <text:list-item>
              <text:p text:style-name="P4"><text:span text:style-name="Standardskrifttype_20_i_20_afsnit"><text:span text:style-name="T5">Brugergrænsefladen for manuel styring vil lukke ned.</text:span></text:span></text:p>
            </text:list-item>
          </text:list>
        </text:list-item>
      </text:list>
      <text:p text:style-name="P2"><text:span text:style-name="Standardskrifttype_20_i_20_afsnit"><text:span text:style-name="T5">4.1 Robotten kan ikke bevæge sig i retningen, da den har nået sin rotationsgrænse.</text:span></text:span></text:p>
      <text:p text:style-name="P2"><text:span text:style-name="Standardskrifttype_20_i_20_afsnit"><text:span text:style-name="T5"><text:tab/>1. Robotten bevæger sig ikke.(Ingen besked vil blive vist.)</text:span></text:span></text:p>
      <text:p text:style-name="P2"><text:span text:style-name="Standardskrifttype_20_i_20_afsnit"><text:span text:style-name="T5"/></text:span></text:p>
      <text:p text:style-name="P2"><text:span text:style-name="Standardskrifttype_20_i_20_afsnit"><text:span text:style-name="T5"/></text:span></text:p>
      <text:p text:style-name="P2"><text:span text:style-name="Standardskrifttype_20_i_20_afsnit"><text:span text:style-name="T7">Ikke funktionelle krav:</text:span></text:span></text:p>
      <text:p text:style-name="P1"><text:span text:style-name="Standardskrifttype_20_i_20_afsnit"><text:span text:style-name="T12">Styringen foregår ikke via 'toggle' – <text:s/>med det menes, at brugeren skal blive ved med at holde musen nede i brugergrænsefladen eller tasten nede på tastaturet, da robotten vil stoppe, når den (musen eller tasten på tastaturet) bliver sluppe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5$Windows_x86 LibreOffice_project/dc9775d-05ecbee-0851ad3-1586698-727bf66</meta:generator>
    <dc:date>2012-04-13T09:40:45.55</dc:date>
    <meta:editing-duration>PT2H21M12S</meta:editing-duration>
    <meta:editing-cycles>25</meta:editing-cycles>
    <meta:document-statistic meta:table-count="0" meta:image-count="0" meta:object-count="0" meta:page-count="1" meta:paragraph-count="28" meta:word-count="190" meta:character-count="1014" meta:non-whitespace-character-count="1158"/>
  </office:meta>
</office:document-meta>
</file>